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text:list-style style:name="LFO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style>
    <text:list-style style:name="LFO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style:style style:name="P1" style:parent-style-name="PlainText" style:master-page-name="MP0" style:family="paragraph">
      <style:paragraph-properties fo:break-before="page"/>
      <style:text-properties style:font-name="Courier New" style:font-name-complex="Courier New"/>
    </style:style>
    <style:style style:name="P2" style:parent-style-name="PlainText" style:family="paragraph">
      <style:text-properties style:font-name="Courier New" style:font-name-complex="Courier New"/>
    </style:style>
    <style:style style:name="P3" style:parent-style-name="PlainText" style:family="paragraph">
      <style:text-properties style:font-name="Courier New" style:font-name-complex="Courier New"/>
    </style:style>
    <style:style style:name="P4" style:parent-style-name="PlainText" style:family="paragraph">
      <style:text-properties style:font-name="Courier New" style:font-name-complex="Courier New"/>
    </style:style>
    <style:style style:name="P5" style:parent-style-name="PlainText" style:family="paragraph">
      <style:text-properties style:font-name="Courier New" style:font-name-complex="Courier New"/>
    </style:style>
    <style:style style:name="P6" style:parent-style-name="PlainText" style:family="paragraph">
      <style:text-properties style:font-name="Courier New" style:font-name-complex="Courier New"/>
    </style:style>
    <style:style style:name="P7" style:parent-style-name="PlainText" style:family="paragraph">
      <style:text-properties style:font-name="Courier New" style:font-name-complex="Courier New"/>
    </style:style>
    <style:style style:name="P8" style:parent-style-name="PlainText" style:family="paragraph">
      <style:text-properties style:font-name="Courier New" style:font-name-complex="Courier New"/>
    </style:style>
    <style:style style:name="P9" style:parent-style-name="PlainText" style:family="paragraph">
      <style:text-properties style:font-name="Courier New" style:font-name-complex="Courier New"/>
    </style:style>
    <style:style style:name="P10" style:parent-style-name="PlainText" style:family="paragraph">
      <style:text-properties style:font-name="Courier New" style:font-name-complex="Courier New"/>
    </style:style>
    <style:style style:name="P11" style:parent-style-name="PlainText" style:family="paragraph">
      <style:text-properties style:font-name="Courier New" style:font-name-complex="Courier New"/>
    </style:style>
    <style:style style:name="P12" style:parent-style-name="PlainText" style:family="paragraph">
      <style:text-properties style:font-name="Courier New" style:font-name-complex="Courier New"/>
    </style:style>
    <style:style style:name="P13" style:parent-style-name="PlainText" style:family="paragraph">
      <style:text-properties style:font-name="Courier New" style:font-name-complex="Courier New"/>
    </style:style>
    <style:style style:name="P14" style:parent-style-name="Normal" style:family="paragraph">
      <style:text-properties style:font-name="Courier New" style:font-name-complex="Courier New" fo:font-size="10.5pt" style:font-size-asian="10.5pt" style:font-size-complex="10.5pt"/>
    </style:style>
    <style:style style:name="P15" style:parent-style-name="Standard" style:list-style-name="LFO2" style:family="paragraph"/>
    <style:style style:name="P16" style:parent-style-name="Standard" style:list-style-name="LFO2" style:family="paragraph"/>
    <style:style style:name="P17" style:parent-style-name="Standard" style:list-style-name="LFO2" style:family="paragraph"/>
    <style:style style:name="P18" style:parent-style-name="Standard" style:list-style-name="LFO2" style:family="paragraph"/>
    <style:style style:name="P19" style:parent-style-name="Standard" style:list-style-name="LFO2" style:family="paragraph"/>
    <style:style style:name="P20" style:parent-style-name="Standard" style:list-style-name="LFO2" style:family="paragraph"/>
    <style:style style:name="P21" style:parent-style-name="Standard" style:list-style-name="LFO2" style:family="paragraph"/>
    <style:style style:name="P22" style:parent-style-name="Standard" style:list-style-name="LFO2" style:family="paragraph"/>
    <style:style style:name="P23" style:parent-style-name="Standard" style:list-style-name="LFO2" style:family="paragraph"/>
    <style:style style:name="P24" style:parent-style-name="Standard" style:list-style-name="LFO2" style:family="paragraph"/>
    <style:style style:name="P25" style:parent-style-name="Standard" style:list-style-name="LFO2" style:family="paragraph"/>
    <style:style style:name="P26" style:parent-style-name="Standard" style:list-style-name="LFO2" style:family="paragraph"/>
    <style:style style:name="P27" style:parent-style-name="Standard" style:list-style-name="LFO2" style:family="paragraph"/>
    <style:style style:name="P28" style:parent-style-name="Standard" style:list-style-name="LFO2" style:family="paragraph"/>
    <style:style style:name="P29" style:parent-style-name="Standard" style:list-style-name="LFO2" style:family="paragraph"/>
    <style:style style:name="P30" style:parent-style-name="Standard" style:list-style-name="LFO2" style:family="paragraph"/>
    <style:style style:name="P31" style:parent-style-name="Standard" style:list-style-name="LFO2" style:family="paragraph"/>
    <style:style style:name="P32" style:parent-style-name="Standard" style:list-style-name="LFO2" style:family="paragraph"/>
    <style:style style:name="P33" style:parent-style-name="Standard" style:list-style-name="LFO2" style:family="paragraph"/>
    <style:style style:name="T34" style:parent-style-name="DefaultParagraphFont" style:family="text">
      <style:text-properties fo:font-weight="bold" style:font-weight-asian="bold" style:font-weight-complex="bold"/>
    </style:style>
    <style:style style:name="P35" style:parent-style-name="Standard" style:list-style-name="LFO2" style:family="paragraph"/>
    <style:style style:name="P36" style:parent-style-name="Standard" style:list-style-name="LFO2" style:family="paragraph"/>
    <style:style style:name="P37" style:parent-style-name="Standard" style:list-style-name="LFO2" style:family="paragraph"/>
    <style:style style:name="P38" style:parent-style-name="Standard" style:list-style-name="LFO2" style:family="paragraph"/>
    <style:style style:name="P39" style:parent-style-name="Standard" style:list-style-name="LFO2" style:family="paragraph"/>
    <style:style style:name="P40" style:parent-style-name="Standard" style:list-style-name="LFO2" style:family="paragraph"/>
    <style:style style:name="P41" style:parent-style-name="Standard" style:list-style-name="LFO2" style:family="paragraph"/>
    <style:style style:name="P42" style:parent-style-name="Standard" style:list-style-name="LFO2" style:family="paragraph"/>
    <style:style style:name="T43" style:parent-style-name="DefaultParagraphFont" style:family="text">
      <style:text-properties fo:font-weight="bold" style:font-weight-asian="bold" style:font-weight-complex="bold"/>
    </style:style>
    <style:style style:name="P44" style:parent-style-name="Standard" style:list-style-name="LFO2" style:family="paragraph"/>
    <style:style style:name="P45" style:parent-style-name="Standard" style:list-style-name="LFO2" style:family="paragraph">
      <style:text-properties fo:font-weight="bold" style:font-weight-asian="bold" style:font-weight-complex="bold"/>
    </style:style>
    <style:style style:name="P46" style:parent-style-name="Standard" style:list-style-name="LFO2" style:family="paragraph"/>
    <style:style style:name="T47" style:parent-style-name="DefaultParagraphFont" style:family="text">
      <style:text-properties fo:font-weight="bold" style:font-weight-asian="bold" style:font-weight-complex="bold"/>
    </style:style>
    <style:style style:name="P48" style:parent-style-name="Standard" style:list-style-name="LFO2" style:family="paragraph"/>
    <style:style style:name="P49" style:parent-style-name="Standard" style:list-style-name="LFO2" style:family="paragraph">
      <style:text-properties fo:font-weight="bold" style:font-weight-asian="bold" style:font-weight-complex="bold"/>
    </style:style>
    <style:style style:name="P50" style:parent-style-name="Standard" style:list-style-name="LFO2" style:family="paragraph">
      <style:text-properties fo:font-weight="bold" style:font-weight-asian="bold" style:font-weight-complex="bold"/>
    </style:style>
    <style:style style:name="P51" style:parent-style-name="Standard" style:list-style-name="LFO2" style:family="paragraph"/>
    <style:style style:name="P52" style:parent-style-name="Standard" style:list-style-name="LFO2" style:family="paragraph"/>
    <style:style style:name="P53" style:parent-style-name="Standard" style:list-style-name="LFO2" style:family="paragraph"/>
    <style:style style:name="P54" style:parent-style-name="Standard" style:list-style-name="LFO2" style:family="paragraph"/>
    <style:style style:name="P55" style:parent-style-name="Standard" style:list-style-name="LFO2" style:family="paragraph"/>
    <style:style style:name="P56" style:parent-style-name="Standard" style:list-style-name="LFO2" style:family="paragraph"/>
    <style:style style:name="P57" style:parent-style-name="Standard" style:list-style-name="LFO2" style:family="paragraph"/>
    <style:style style:name="P58" style:parent-style-name="Standard" style:list-style-name="LFO2" style:family="paragraph"/>
    <style:style style:name="T59" style:parent-style-name="DefaultParagraphFont" style:family="text">
      <style:text-properties style:text-position="super 66.6%"/>
    </style:style>
    <style:style style:name="P60" style:parent-style-name="Standard" style:list-style-name="LFO2" style:family="paragraph"/>
    <style:style style:name="T61" style:parent-style-name="DefaultParagraphFont" style:family="text">
      <style:text-properties style:text-position="super 66.6%"/>
    </style:style>
    <style:style style:name="P62" style:parent-style-name="Standard" style:list-style-name="LFO2" style:family="paragraph"/>
    <style:style style:name="T63" style:parent-style-name="DefaultParagraphFont" style:family="text">
      <style:text-properties style:text-position="super 66.6%"/>
    </style:style>
    <style:style style:name="P64" style:parent-style-name="Standard" style:list-style-name="LFO2" style:family="paragraph"/>
    <style:style style:name="P65" style:parent-style-name="Standard" style:list-style-name="LFO2" style:family="paragraph">
      <style:text-properties fo:font-weight="bold" style:font-weight-asian="bold" style:font-weight-complex="bold"/>
    </style:style>
    <style:style style:name="P66" style:parent-style-name="Standard" style:list-style-name="LFO2" style:family="paragraph">
      <style:text-properties fo:font-weight="bold" style:font-weight-asian="bold" style:font-weight-complex="bold"/>
    </style:style>
    <style:style style:name="P67" style:parent-style-name="Standard" style:list-style-name="LFO2" style:family="paragraph"/>
    <style:style style:name="P68" style:parent-style-name="Standard" style:list-style-name="LFO2" style:family="paragraph"/>
    <style:style style:name="P69" style:parent-style-name="Standard" style:list-style-name="LFO2" style:family="paragraph"/>
    <style:style style:name="P70" style:parent-style-name="Standard" style:list-style-name="LFO2" style:family="paragraph"/>
    <style:style style:name="P71" style:parent-style-name="Standard" style:list-style-name="LFO2" style:family="paragraph">
      <style:text-properties fo:font-weight="bold" style:font-weight-asian="bold" style:font-weight-complex="bold"/>
    </style:style>
    <style:style style:name="P72" style:parent-style-name="Standard" style:list-style-name="LFO2" style:family="paragraph"/>
    <style:style style:name="P73" style:parent-style-name="Standard" style:list-style-name="LFO2" style:family="paragraph"/>
    <style:style style:name="P74" style:parent-style-name="Standard" style:list-style-name="LFO2" style:family="paragraph"/>
    <style:style style:name="P75" style:parent-style-name="Standard" style:list-style-name="LFO2" style:family="paragraph"/>
    <style:style style:name="P76" style:parent-style-name="Standard" style:list-style-name="LFO2" style:family="paragraph"/>
    <style:style style:name="P77" style:parent-style-name="Standard" style:list-style-name="LFO2" style:family="paragraph"/>
    <style:style style:name="P78" style:parent-style-name="Standard" style:list-style-name="LFO2" style:family="paragraph"/>
    <style:style style:name="P79" style:parent-style-name="Standard" style:list-style-name="LFO2" style:family="paragraph"/>
    <style:style style:name="P80" style:parent-style-name="Standard" style:list-style-name="LFO2" style:family="paragraph"/>
    <style:style style:name="P81" style:parent-style-name="Standard" style:list-style-name="LFO2" style:family="paragraph"/>
    <style:style style:name="P82" style:parent-style-name="Standard" style:list-style-name="LFO2" style:family="paragraph"/>
    <style:style style:name="P83" style:parent-style-name="Standard" style:list-style-name="LFO2" style:family="paragraph"/>
    <style:style style:name="P84" style:parent-style-name="Standard" style:list-style-name="LFO2" style:family="paragraph">
      <style:text-properties fo:font-weight="bold" style:font-weight-asian="bold" style:font-weight-complex="bold"/>
    </style:style>
    <style:style style:name="P85" style:parent-style-name="Standard" style:list-style-name="LFO2" style:family="paragraph"/>
    <style:style style:name="P86" style:parent-style-name="Standard" style:list-style-name="LFO2" style:family="paragraph">
      <style:text-properties fo:font-weight="bold" style:font-weight-asian="bold" style:font-weight-complex="bold"/>
    </style:style>
    <style:style style:name="P87" style:parent-style-name="Standard" style:list-style-name="LFO2" style:family="paragraph">
      <style:text-properties fo:font-weight="bold" style:font-weight-asian="bold" style:font-weight-complex="bold"/>
    </style:style>
    <style:style style:name="P88" style:parent-style-name="Standard" style:list-style-name="LFO2" style:family="paragraph"/>
    <style:style style:name="P89" style:parent-style-name="Standard" style:list-style-name="LFO2" style:family="paragraph"/>
    <style:style style:name="P90" style:parent-style-name="Standard" style:list-style-name="LFO2" style:family="paragraph"/>
    <style:style style:name="P91" style:parent-style-name="Standard" style:list-style-name="LFO2" style:family="paragraph"/>
    <style:style style:name="P92" style:parent-style-name="Standard" style:list-style-name="LFO2" style:family="paragraph"/>
    <style:style style:name="P93" style:parent-style-name="Standard" style:list-style-name="LFO2" style:family="paragraph">
      <style:text-properties fo:font-weight="bold" style:font-weight-asian="bold" style:font-weight-complex="bold"/>
    </style:style>
    <style:style style:name="P94" style:parent-style-name="Standard" style:list-style-name="LFO2" style:family="paragraph"/>
    <style:style style:name="P95" style:parent-style-name="Standard" style:list-style-name="LFO2" style:family="paragraph"/>
    <style:style style:name="P96" style:parent-style-name="Standard" style:list-style-name="LFO2" style:family="paragraph">
      <style:text-properties fo:font-weight="bold" style:font-weight-asian="bold" style:font-weight-complex="bold"/>
    </style:style>
    <style:style style:name="P97" style:parent-style-name="Standard" style:list-style-name="LFO2" style:family="paragraph"/>
    <style:style style:name="P98" style:parent-style-name="Standard" style:list-style-name="LFO2" style:family="paragraph">
      <style:text-properties fo:font-weight="bold" style:font-weight-asian="bold" style:font-weight-complex="bold"/>
    </style:style>
    <style:style style:name="P99" style:parent-style-name="Standard" style:list-style-name="LFO2" style:family="paragraph"/>
    <style:style style:name="P100" style:parent-style-name="Standard" style:list-style-name="LFO2" style:family="paragraph">
      <style:text-properties fo:font-weight="bold" style:font-weight-asian="bold" style:font-weight-complex="bold"/>
    </style:style>
    <style:style style:name="P101" style:parent-style-name="Standard" style:list-style-name="LFO2" style:family="paragraph"/>
    <style:style style:name="P102" style:parent-style-name="Standard" style:list-style-name="LFO2" style:family="paragraph"/>
    <style:style style:name="P103" style:parent-style-name="Standard" style:list-style-name="LFO2" style:family="paragraph">
      <style:text-properties fo:font-weight="bold" style:font-weight-asian="bold" style:font-weight-complex="bold"/>
    </style:style>
    <style:style style:name="P104" style:parent-style-name="Standard" style:list-style-name="LFO2" style:family="paragraph">
      <style:text-properties fo:font-weight="bold" style:font-weight-asian="bold" style:font-weight-complex="bold"/>
    </style:style>
    <style:style style:name="P105" style:parent-style-name="Standard" style:list-style-name="LFO2" style:family="paragraph"/>
    <style:style style:name="P106" style:parent-style-name="Standard" style:list-style-name="LFO2" style:family="paragraph">
      <style:text-properties fo:font-weight="bold" style:font-weight-asian="bold" style:font-weight-complex="bold"/>
    </style:style>
    <style:style style:name="P107" style:parent-style-name="Standard" style:list-style-name="LFO2" style:family="paragraph">
      <style:text-properties fo:font-weight="bold" style:font-weight-asian="bold" style:font-weight-complex="bold"/>
    </style:style>
    <style:style style:name="P108" style:parent-style-name="Standard" style:list-style-name="LFO2" style:family="paragraph"/>
  </office:automatic-styles>
  <office:body>
    <office:text text:use-soft-page-breaks="true">
      <text:p text:style-name="P1"># Copyright (c) 2011, Intel Corporation.</text:p>
      <text:p text:style-name="P2">#</text:p>
      <text:p text:style-name="P3"># <text:s text:c="2"/>Licensed under the Apache License, Version 2.0 (the "License");</text:p>
      <text:p text:style-name="P4"># <text:s text:c="2"/>you may not use this file except in compliance with the License.</text:p>
      <text:p text:style-name="P5"># <text:s text:c="2"/>You may obtain a copy of the License at</text:p>
      <text:p text:style-name="P6">#</text:p>
      <text:p text:style-name="P7"># <text:s text:c="6"/>http://www.apache.org/licenses/LICENSE-2.0</text:p>
      <text:p text:style-name="P8">#</text:p>
      <text:p text:style-name="P9"># <text:s text:c="2"/>Unless required by applicable law or agreed to in writing, software</text:p>
      <text:p text:style-name="P10"># <text:s text:c="2"/>distributed under the License is distributed on an "AS IS" BASIS,</text:p>
      <text:p text:style-name="P11"># <text:s text:c="2"/>WITHOUT WARRANTIES OR CONDITIONS OF ANY KIND, either express or implied.</text:p>
      <text:p text:style-name="P12"># <text:s text:c="2"/>See the License for the specific language governing permissions and</text:p>
      <text:p text:style-name="P13"># <text:s text:c="2"/>limitations under the License.</text:p>
      <text:p text:style-name="P14">#</text:p>
      <text:p text:style-name="Normal"/>
      <text:list text:style-name="LFO2" text:continue-numbering="true">
        <text:list-item>
          <text:p text:style-name="P15">Overview</text:p>
          <text:list text:continue-numbering="true">
            <text:list-item>
              <text:p text:style-name="P16">The Open Source Processor Emulator (QEMU) is a machine emulator and OS virtualizer. The releases found at<text:s/><text:a xlink:href="http://wiki.qemu.org/Main_Page" office:target-frame-name="_top" xlink:show="replace">http://wiki.qemu.org/Main_Page</text:a><text:s/>do not contain any<text:s/><text:a xlink:href="http://www.nvmexpress.org/" office:target-frame-name="_top" xlink:show="replace">http://www.nvmexpress.org/</text:a><text:s/>simulated hardware logic. However, QEMU release 0.13.9 was cloned from qemu.org and modified to implement a simulation engine which emulates a real NVM Express (NVME) hardware device. Further .git repository pull-commits have taken place and at the time of this writing, 2011-6-24, the nvme/qemu/.git repo is at revision 0.14.1.</text:p>
            </text:list-item>
            <text:list-item>
              <text:p text:style-name="P17">The QEMU source code may be compiled to execute upon a wide variety of host OSes. Once <text:s/>QEMU is running it can be made to virtualize an OS which can subsequently execute applications made to communicate with the simulated NVME hardware embedded within QEMU. This tutorial will walk through a single example of how to create a system from scratch which can fully execute the NVME compliance test suite (tnvme) against a simulated QEMU hardware device.</text:p>
            </text:list-item>
          </text:list>
        </text:list-item>
        <text:list-item>
          <text:p text:style-name="P18">Choosing a host</text:p>
          <text:list text:continue-numbering="true">
            <text:list-item>
              <text:p text:style-name="P19">The NVME specification documents the use of 64b pointer arithmetic, so it is wise to choose a hardware and<text:s/>software system which can read/write such quantities natively. Therefore this entire tutorial assumes the selection of a 64b CPU core(s) running a 64b Linux based OS. Furthermore, liberties in the design of the embedded simulated NVME hardware have been made, which almost certainly makes running against a 32 bit system problematic.</text:p>
            </text:list-item>
            <text:list-item>
              <text:p text:style-name="P20">The choice of which 64b host OS will compile and execute QEMU is not extremely important. However, it may make life easier if one were to select the same OS for both the host and<text:s/>the virtualized OS. This would allow faster compilations of applications upon a real host OS, rather than compiling within the virtualized OS. Please note that applications must run within the virtualized OS to take advantage of the simulated NVME hardware, but compilation doesn't have to occur there as long as the kernel from which it was compiled matches the kernel into which it will execute. This tutorial chooses to utilize the same host and virtualized OSes, thus compiling the NVME compliance test suite can occur in either the host or the virtualized system.</text:p>
            </text:list-item>
            <text:list-item>
              <text:p text:style-name="P21">For the purposes of this tutorial, the chosen host OS was Ubuntu 10.10 Server 64b, kernel 2.6.35-22-server</text:p>
            </text:list-item>
          </text:list>
        </text:list-item>
        <text:list-item>
          <text:p text:style-name="P22">Get the software</text:p>
          <text:list text:continue-numbering="true">
            <text:list-item>
              <text:p text:style-name="P23">Create a directory called “nvme”. This is where all subsequent github repo's should be cloned.</text:p>
            </text:list-item>
            <text:list-item>
              <text:p text:style-name="P24">Clone the nvmeqemu repo from<text:s/><text:a xlink:href="https://github.com/nvmeqemu" office:target-frame-name="_top" xlink:show="replace">https://github.com/nvmeqemu</text:a></text:p>
            </text:list-item>
            <text:list-item>
              <text:p text:style-name="P25">Clone all 3 repos from from<text:s/><text:a xlink:href="https://github.com/nvmecompliance" office:target-frame-name="_top" xlink:show="replace">https://github.com/nvmecompliance</text:a></text:p>
            </text:list-item>
            <text:list-item>
              <text:p text:style-name="P26">After cloning you<text:s/>should have the following directory structure</text:p>
              <text:list text:continue-numbering="true">
                <text:list-item>
                  <text:p text:style-name="P27">nvme/qemu</text:p>
                </text:list-item>
                <text:list-item>
                  <text:p text:style-name="P28">nvme/tnvme</text:p>
                </text:list-item>
                <text:list-item>
                  <text:p text:style-name="P29">nvme/dnvme</text:p>
                </text:list-item>
                <text:list-item>
                  <text:p text:style-name="P30">nvme/manage</text:p>
                </text:list-item>
              </text:list>
            </text:list-item>
            <text:list-item>
              <text:p text:style-name="P31">NOTE: This document makes certain assumptions about the knowledge of where to get the software, how to clone a repo, what is the github workflow, etc I may be helpful<text:s/>to also reference the compSuitePreso.pdf presentation located at<text:s/><text:a xlink:href="https://github.com/nvmecompliance/tnvme/tree/master/Doc" office:target-frame-name="_top" xlink:show="replace">https://github.com/nvmecompliance/tnvme/tree/master/Doc</text:a><text:s/>for a better understanding of the actions you will be expected to perform.</text:p>
            </text:list-item>
          </text:list>
        </text:list-item>
        <text:list-item>
          <text:p text:style-name="P32">Compile QEMU on the host OS</text:p>
          <text:list text:continue-numbering="true">
            <text:list-item>
              <text:p text:style-name="P33">Execute the shell script<text:s/><text:span text:style-name="T34">nvme/manage/buildQemu.sh</text:span></text:p>
              <text:list text:continue-numbering="true">
                <text:list-item>
                  <text:p text:style-name="P35">If the script fails during the “.configure” operation you may need additional libraries installed. For Ubuntu 10.10 Server 64b the following had to be performed.</text:p>
                  <text:list text:continue-numbering="true">
                    <text:list-item>
                      <text:p text:style-name="P36">sudo apt-get install linux-headers-2.6.35-22-server</text:p>
                    </text:list-item>
                    <text:list-item>
                      <text:p text:style-name="P37">sudo apt-get install zlib1g-dev</text:p>
                    </text:list-item>
                    <text:list-item>
                      <text:p text:style-name="P38">sudo apt-get install libsdl-dev</text:p>
                    </text:list-item>
                    <text:list-item>
                      <text:p text:style-name="P39">sudo apt-get install libaio-dev</text:p>
                    </text:list-item>
                  </text:list>
                </text:list-item>
              </text:list>
            </text:list-item>
            <text:list-item>
              <text:p text:style-name="P40">The resulting executable is nvme/qemu/x86_64-softmnu/qemu-system-x86_64/qemu-system-x86_64</text:p>
            </text:list-item>
          </text:list>
        </text:list-item>
        <text:list-item>
          <text:p text:style-name="P41">Make a virtual HD<text:s/>for QEMU on the host OS</text:p>
          <text:list text:continue-numbering="true">
            <text:list-item>
              <text:p text:style-name="P42">Execute the shell script<text:s/><text:span text:style-name="T43">nvme/manage/vdiskCreate.sh</text:span></text:p>
            </text:list-item>
          </text:list>
        </text:list-item>
        <text:list-item>
          <text:p text:style-name="P44">Locate and download a Linux based 64b OS to virtualize; save it to the host OS</text:p>
          <text:list text:continue-numbering="true">
            <text:list-item>
              <text:p text:style-name="P45">mkdir nvme/manage/vkernel</text:p>
            </text:list-item>
            <text:list-item>
              <text:p text:style-name="P46">Download the iso file into directory<text:s/><text:span text:style-name="T47">nvme/manage/vkernel</text:span></text:p>
            </text:list-item>
          </text:list>
        </text:list-item>
        <text:list-item>
          <text:p text:style-name="P48">Install the chosen<text:s/>virtualized OS to the virtual HD from within the host OS</text:p>
          <text:list text:continue-numbering="true">
            <text:list-item>
              <text:p text:style-name="P49">cd nvme/manage</text:p>
            </text:list-item>
            <text:list-item>
              <text:p text:style-name="P50">./runQemu.sh &lt;your_virtual_HD_filename&gt; &lt;your_iso_image_filename&gt;</text:p>
              <text:list text:continue-numbering="true">
                <text:list-item>
                  <text:p text:style-name="P51">A terminal window<text:s/>should launch into view booting from the supplied ISO file.</text:p>
                </text:list-item>
                <text:list-item>
                  <text:p text:style-name="P52">Follow through the usual actions to install the OS onto the virtual HD.</text:p>
                </text:list-item>
                <text:list-item>
                  <text:p text:style-name="P53">Feel free to partition/format/re-initialize virtual HD as necessary.</text:p>
                </text:list-item>
                <text:list-item>
                  <text:p text:style-name="P54">At the end of a successful installation reboot the virtual machine. The machine won't actually reboot, but it will stop all daemons and execute down to run level 1. At this point simply close the QEMU terminal window.</text:p>
                </text:list-item>
                <text:list-item>
                  <text:p text:style-name="P55">PROBLEMS?</text:p>
                  <text:list text:continue-numbering="true">
                    <text:list-item>
                      <text:p text:style-name="P56">Seeing “Could not access KVM kernel module: No such file or directory” ?</text:p>
                    </text:list-item>
                    <text:list-item>
                      <text:p text:style-name="P57">Seeing “failed to initialize KVM: No such file or directory” ?</text:p>
                      <text:list text:continue-numbering="true">
                        <text:list-item>
                          <text:p text:style-name="P58">1<text:span text:style-name="T59">st</text:span><text:s/>make sure your system BIOS has enabled the “VT-X” or “Intel Virtualization Technology” features.</text:p>
                        </text:list-item>
                        <text:list-item>
                          <text:p text:style-name="P60">2<text:span text:style-name="T61">nd</text:span><text:s/>verify you have installed the proper kernel module to take advantage of virtualization technology. Install “KVM” or “qemu-KVM” packages and reboot.</text:p>
                        </text:list-item>
                        <text:list-item>
                          <text:p text:style-name="P62">3<text:span text:style-name="T63">rd</text:span><text:s/>If your CPU/PC doesn't support virtualization technology then this may not be a viable machine to use. In fact the qemu operation will be so slow it may simply frustrate you.</text:p>
                        </text:list-item>
                      </text:list>
                    </text:list-item>
                  </text:list>
                </text:list-item>
              </text:list>
            </text:list-item>
          </text:list>
        </text:list-item>
        <text:list-item>
          <text:p text:style-name="P64">Boot the virtual machine from the virtual HD from within the host OS.</text:p>
          <text:list text:continue-numbering="true">
            <text:list-item>
              <text:p text:style-name="P65">cd nvme/manage</text:p>
            </text:list-item>
            <text:list-item>
              <text:p text:style-name="P66">./runQemu.sh &lt;your_virtual_HD_filename&gt;</text:p>
            </text:list-item>
          </text:list>
        </text:list-item>
        <text:list-item>
          <text:p text:style-name="P67">Virtual machine overhead (optional)</text:p>
          <text:list text:continue-numbering="true">
            <text:list-item>
              <text:p text:style-name="P68">There will most likely be some slowness in the virtual OS. This can be minimized by choosing to boot multiuser run level 3, i.e. the command line, no GUI environment.</text:p>
            </text:list-item>
            <text:list-item>
              <text:p text:style-name="P69">Boot to run level 3</text:p>
              <text:soft-page-break/>
              <text:list text:continue-numbering="true">
                <text:list-item>
                  <text:p text:style-name="P70">Fedora/RHEL</text:p>
                  <text:list text:continue-numbering="true">
                    <text:list-item>
                      <text:p text:style-name="P71">sudo vi /etc/inittab</text:p>
                      <text:list text:continue-numbering="true">
                        <text:list-item>
                          <text:p text:style-name="P72">Seek for the line “id:5:initdefault:”</text:p>
                          <text:list text:continue-numbering="true">
                            <text:list-item>
                              <text:p text:style-name="P73">Change '5' to '3'</text:p>
                            </text:list-item>
                          </text:list>
                        </text:list-item>
                        <text:list-item>
                          <text:p text:style-name="P74">Save the file and reboot.</text:p>
                        </text:list-item>
                      </text:list>
                    </text:list-item>
                    <text:list-item>
                      <text:p text:style-name="P75">Command “telinit” can also change run levels dynamically</text:p>
                      <text:list text:continue-numbering="true">
                        <text:list-item>
                          <text:p text:style-name="P76">levels</text:p>
                          <text:list text:continue-numbering="true">
                            <text:list-item>
                              <text:p text:style-name="P77">0: shutdown</text:p>
                            </text:list-item>
                            <text:list-item>
                              <text:p text:style-name="P78">1: single user mode (root only)</text:p>
                            </text:list-item>
                            <text:list-item>
                              <text:p text:style-name="P79">2: multiuser, w/o networking</text:p>
                            </text:list-item>
                            <text:list-item>
                              <text:p text:style-name="P80">3: multiuser</text:p>
                            </text:list-item>
                            <text:list-item>
                              <text:p text:style-name="P81">5: XWindows</text:p>
                            </text:list-item>
                            <text:list-item>
                              <text:p text:style-name="P82">6: restart</text:p>
                            </text:list-item>
                          </text:list>
                        </text:list-item>
                      </text:list>
                    </text:list-item>
                  </text:list>
                </text:list-item>
                <text:list-item>
                  <text:p text:style-name="P83">Ubuntu</text:p>
                  <text:list text:continue-numbering="true">
                    <text:list-item>
                      <text:p text:style-name="P84">sudo vim /etc/default/grub</text:p>
                      <text:list text:continue-numbering="true">
                        <text:list-item>
                          <text:p text:style-name="P85">Replace the line GRUB_CMDLINE_LINUX_DEFAULT="??????" with GRUB_CMDLINE_LINUX_DEFAULT="text"</text:p>
                        </text:list-item>
                      </text:list>
                    </text:list-item>
                    <text:list-item>
                      <text:p text:style-name="P86">sudo update-grub</text:p>
                    </text:list-item>
                    <text:list-item>
                      <text:p text:style-name="P87">sudo reboot</text:p>
                    </text:list-item>
                  </text:list>
                </text:list-item>
              </text:list>
            </text:list-item>
          </text:list>
        </text:list-item>
        <text:list-item>
          <text:p text:style-name="P88">Build the NVME compliance test suite</text:p>
          <text:list text:continue-numbering="true">
            <text:list-item>
              <text:p text:style-name="P89">Notes</text:p>
              <text:list text:continue-numbering="true">
                <text:list-item>
                  <text:p text:style-name="P90">The tnvme test application must be able to find the<text:s/>virtualized NVME hardware. The hardware is made available to the virtualized OS due to the compiling of QEMU done previously. Thus, tnvme/dnvme must be compiled to execute on the virtualized OS.</text:p>
                </text:list-item>
                <text:list-item>
                  <text:p text:style-name="P91">If the host OS and the virtualized OS are identical then compilation can occur on the host OS which will be faster. Otherwise the source must be made available to the virtualized OS environment to allow compiling from within the virtual OS.</text:p>
                </text:list-item>
                <text:list-item>
                  <text:p text:style-name="P92">You may be interested in sharing files between the host and virtual OSes. After launching QEMU you could mount the host OS into the virtual OS's file system using the fuse package. You might need to install the fuse package for this to work. After login to the virtual OS you could run a script to mount the host OS as follows:</text:p>
                  <text:list text:continue-numbering="true">
                    <text:list-item>
                      <text:p text:style-name="P93">echo<text:s/>&lt;PASSWORD&gt; | sshfs &lt;USERNAME&gt;@&lt;HOST_OS_NAME&gt;:/home/&lt;HOST_OS_HOME_DIR&gt; /media/&lt;HOST_OS_NAME&gt; -o password_stdin -o nonempty,gid=0</text:p>
                    </text:list-item>
                  </text:list>
                </text:list-item>
              </text:list>
            </text:list-item>
            <text:list-item>
              <text:p text:style-name="P94">Build and install the NVME compliance test driver</text:p>
              <text:list text:continue-numbering="true">
                <text:list-item>
                  <text:p text:style-name="P95">Build the kernel module from within the virtual OS</text:p>
                  <text:list text:continue-numbering="true">
                    <text:list-item>
                      <text:p text:style-name="P96">cd nvme/dnvme</text:p>
                    </text:list-item>
                    <text:list-item>
                      <text:p text:style-name="P97">Edit the<text:s/>Makefile's KDIR variable to point to the location of your virtual machines installed header files.</text:p>
                    </text:list-item>
                    <text:list-item>
                      <text:p text:style-name="P98">make</text:p>
                    </text:list-item>
                  </text:list>
                </text:list-item>
                <text:list-item>
                  <text:p text:style-name="P99">Install the kernel module in the virtual OS</text:p>
                  <text:list text:continue-numbering="true">
                    <text:list-item>
                      <text:p text:style-name="P100">sudo insmod dnvme.ko</text:p>
                    </text:list-item>
                  </text:list>
                </text:list-item>
              </text:list>
            </text:list-item>
            <text:list-item>
              <text:p text:style-name="P101">Build the NVME compliance test application</text:p>
              <text:list text:continue-numbering="true">
                <text:list-item>
                  <text:p text:style-name="P102">For the latest information pertaining to dependencies see:<text:s/><text:a xlink:href="https://github.com/nvmecompliance/tnvme/wiki/Compiling" office:target-frame-name="_top" xlink:show="replace">https://github.com/nvmecompliance/tnvme/wiki/Compiling</text:a></text:p>
                </text:list-item>
                <text:list-item>
                  <text:p text:style-name="P103">cd nvme/tnvme</text:p>
                </text:list-item>
                <text:list-item>
                  <text:p text:style-name="P104">make</text:p>
                </text:list-item>
              </text:list>
            </text:list-item>
          </text:list>
        </text:list-item>
        <text:list-item>
          <text:p text:style-name="P105">Run the NVME compliance test suite from within the virtual OS</text:p>
          <text:list text:continue-numbering="true">
            <text:list-item>
              <text:p text:style-name="P106">cd nvme/manage</text:p>
            </text:list-item>
            <text:list-item>
              <text:p text:style-name="P107">./runtnvme.sh</text:p>
              <text:list text:continue-numbering="true">
                <text:list-item>
                  <text:p text:style-name="P108">This shell script launches the tnvme test suites when running within the QEMU virtualized environment. QEMU does not support all the features that real hardware can/will support. Some tests must be skipped, and if forgotten this will cause QEMU to lock/freeze<text:s/>which can be annoying, so this script is recommended for use so one doesn't forget to avoid the annoyance.</text:p>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EndnoteSymbol" style:display-name="Endnote Symbol"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inText" style:display-name="Plain Text" style:family="paragraph" style:parent-style-name="Normal">
      <style:paragraph-properties fo:widows="2" fo:orphans="2" style:vertical-align="auto"/>
      <style:text-properties style:font-name="Consolas" style:font-name-asian="Calibri" style:font-name-complex="Consolas" style:letter-kerning="false" fo:font-size="10.5pt" style:font-size-asian="10.5pt" style:font-size-complex="10.5pt" style:language-asian="en" style:country-asian="US" style:language-complex="ar" style:country-complex="SA" fo:hyphenate="true"/>
    </style:style>
    <style:style style:name="PlainTextChar" style:display-name="Plain Text Char" style:family="text" style:parent-style-name="DefaultParagraphFont">
      <style:text-properties style:font-name="Consolas" style:font-name-asian="Calibri" style:font-name-complex="Consolas" style:letter-kerning="false" fo:font-size="10.5pt" style:font-size-asian="10.5pt" style:font-size-complex="10.5p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style>
    <text:list-style style:name="LFO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trentmee</dc:creator>
    <meta:creation-date>2011-06-24T15:17:00Z</meta:creation-date>
    <dc:date>2012-06-12T16:56:00Z</dc:date>
    <meta:template xlink:href="Normal.dotm" xlink:type="simple"/>
    <meta:editing-cycles>44</meta:editing-cycles>
    <meta:editing-duration>PT14640S</meta:editing-duration>
    <meta:document-statistic meta:page-count="4" meta:paragraph-count="17" meta:word-count="1277" meta:character-count="8540" meta:row-count="60" meta:non-whitespace-character-count="7280"/>
  </office:meta>
</office:document-meta>
</file>